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193in"/>
    </style:style>
    <style:style style:name="ro1" style:family="table-row">
      <style:table-row-properties style:row-height="0.2484in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v_results" table:style-name="ta1">
        <table:table-column table:style-name="co1" table:number-columns-repeated="2" table:default-cell-style-name="Default"/>
        <table:table-column table:style-name="co1" table:visibility="collapse" table:default-cell-style-name="Default"/>
        <table:table-column table:style-name="co1" table:number-columns-repeated="16381" table:default-cell-style-name="Default"/>
        <table:table-row table:style-name="ro1">
          <table:table-cell office:value-type="string" calcext:value-type="string">
            <text:p>fit_time</text:p>
          </table:table-cell>
          <table:table-cell office:value-type="string" calcext:value-type="string">
            <text:p>score_time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test_score</text:p>
          </table:table-cell>
          <table:table-cell office:value-type="string" calcext:value-type="string">
            <text:p>train_score</text:p>
          </table:table-cell>
          <table:table-cell table:number-columns-repeated="16379"/>
        </table:table-row>
        <table:table-row table:style-name="ro1">
          <table:table-cell office:value-type="float" office:value="478.096244573593" calcext:value-type="float">
            <text:p>478.096244573593</text:p>
          </table:table-cell>
          <table:table-cell office:value-type="float" office:value="0.24669623374939" calcext:value-type="float">
            <text:p>0.24669623374939</text:p>
          </table:table-cell>
          <table:table-cell office:value-type="string" calcext:value-type="string">
            <text:p>GridSearchCV(cv=StratifiedKFold(n_splits=2, random_state=42, shuffle=True),</text:p>
            <text:p>             estimator=Pipeline(steps=[('column_transformer',</text:p>
            <text:p>                                        ColumnTransformer(transformers=[('onehotencoder',</text:p>
            <text:p>                                                                         OneHotEncoder(),</text:p>
            <text:p>                                                                         ['carrier_type',</text:p>
            <text:p>                                                                          'part_of_body_group',</text:p>
            <text:p>                                                                          'cause_of_injury_group',</text:p>
            <text:p>                                                                          'medical_fee_region']),</text:p>
            <text:p>                                                                        ('frequencyencoder',</text:p>
            <text:p>                                                                         FrequencyEncoder(),</text:p>
            <text:p>                                                                         ['industry_code']),</text:p>
            <text:p>                                                                        ('outlier_clipper',</text:p>
            <text:p>                                                                         Out...</text:p>
            <text:p>                                       ('feature_selection',</text:p>
            <text:p>                                        RFE(estimator=ElasticNet(), step=2)),</text:p>
            <text:p>                                       ('smote', SMOTE(random_state=42)),</text:p>
            <text:p>                                       ('mlp', MLPClassifier())]),</text:p>
            <text:p>             n_jobs=1,</text:p>
            <text:p>             param_grid={'feature_selection__n_features_to_select': [25, 50],</text:p>
            <text:p>                         'knnimputer__n_neighbors': [3, 5],</text:p>
            <text:p>                         'mlp__alpha': [0.001, 0.01],</text:p>
            <text:p>                         'mlp__hidden_layer_sizes': [(64, 32), (128, 64),</text:p>
            <text:p>                                                     (256, 128, 64)],</text:p>
            <text:p>                         'mlp__learning_rate_init': [0.05, 0.1]},</text:p>
            <text:p>             scoring='f1_macro', verbose=2)</text:p>
          </table:table-cell>
          <table:table-cell office:value-type="float" office:value="0.360149609476941" calcext:value-type="float">
            <text:p>0.360149609476941</text:p>
          </table:table-cell>
          <table:table-cell office:value-type="float" office:value="0.486902770484932" calcext:value-type="float">
            <text:p>0.486902770484932</text:p>
          </table:table-cell>
          <table:table-cell table:number-columns-repeated="16379"/>
        </table:table-row>
        <table:table-row table:style-name="ro1">
          <table:table-cell office:value-type="float" office:value="439.976602315903" calcext:value-type="float">
            <text:p>439.976602315903</text:p>
          </table:table-cell>
          <table:table-cell office:value-type="float" office:value="0.290479421615601" calcext:value-type="float">
            <text:p>0.290479421615601</text:p>
          </table:table-cell>
          <table:table-cell office:value-type="string" calcext:value-type="string">
            <text:p>GridSearchCV(cv=StratifiedKFold(n_splits=2, random_state=42, shuffle=True),</text:p>
            <text:p>             estimator=Pipeline(steps=[('column_transformer',</text:p>
            <text:p>                                        ColumnTransformer(transformers=[('onehotencoder',</text:p>
            <text:p>                                                                         OneHotEncoder(),</text:p>
            <text:p>                                                                         ['carrier_type',</text:p>
            <text:p>                                                                          'part_of_body_group',</text:p>
            <text:p>                                                                          'cause_of_injury_group',</text:p>
            <text:p>                                                                          'medical_fee_region']),</text:p>
            <text:p>                                                                        ('frequencyencoder',</text:p>
            <text:p>                                                                         FrequencyEncoder(),</text:p>
            <text:p>                                                                         ['industry_code']),</text:p>
            <text:p>                                                                        ('outlier_clipper',</text:p>
            <text:p>                                                                         Out...</text:p>
            <text:p>                                       ('feature_selection',</text:p>
            <text:p>                                        RFE(estimator=ElasticNet(), step=2)),</text:p>
            <text:p>                                       ('smote', SMOTE(random_state=42)),</text:p>
            <text:p>                                       ('mlp', MLPClassifier())]),</text:p>
            <text:p>             n_jobs=1,</text:p>
            <text:p>             param_grid={'feature_selection__n_features_to_select': [25, 50],</text:p>
            <text:p>                         'knnimputer__n_neighbors': [3, 5],</text:p>
            <text:p>                         'mlp__alpha': [0.001, 0.01],</text:p>
            <text:p>                         'mlp__hidden_layer_sizes': [(64, 32), (128, 64),</text:p>
            <text:p>                                                     (256, 128, 64)],</text:p>
            <text:p>                         'mlp__learning_rate_init': [0.05, 0.1]},</text:p>
            <text:p>             scoring='f1_macro', verbose=2)</text:p>
          </table:table-cell>
          <table:table-cell office:value-type="float" office:value="0.383025087073783" calcext:value-type="float">
            <text:p>0.383025087073783</text:p>
          </table:table-cell>
          <table:table-cell office:value-type="float" office:value="0.547110279948896" calcext:value-type="float">
            <text:p>0.547110279948896</text:p>
          </table:table-cell>
          <table:table-cell table:number-columns-repeated="16379"/>
        </table:table-row>
        <table:table-row table:style-name="ro1">
          <table:table-cell office:value-type="float" office:value="459.872379302979" calcext:value-type="float">
            <text:p>459.872379302979</text:p>
          </table:table-cell>
          <table:table-cell office:value-type="float" office:value="0.257498025894165" calcext:value-type="float">
            <text:p>0.257498025894165</text:p>
          </table:table-cell>
          <table:table-cell office:value-type="string" calcext:value-type="string">
            <text:p>GridSearchCV(cv=StratifiedKFold(n_splits=2, random_state=42, shuffle=True),</text:p>
            <text:p>             estimator=Pipeline(steps=[('column_transformer',</text:p>
            <text:p>                                        ColumnTransformer(transformers=[('onehotencoder',</text:p>
            <text:p>                                                                         OneHotEncoder(),</text:p>
            <text:p>                                                                         ['carrier_type',</text:p>
            <text:p>                                                                          'part_of_body_group',</text:p>
            <text:p>                                                                          'cause_of_injury_group',</text:p>
            <text:p>                                                                          'medical_fee_region']),</text:p>
            <text:p>                                                                        ('frequencyencoder',</text:p>
            <text:p>                                                                         FrequencyEncoder(),</text:p>
            <text:p>                                                                         ['industry_code']),</text:p>
            <text:p>                                                                        ('outlier_clipper',</text:p>
            <text:p>                                                                         Out...</text:p>
            <text:p>                                       ('feature_selection',</text:p>
            <text:p>                                        RFE(estimator=ElasticNet(), step=2)),</text:p>
            <text:p>                                       ('smote', SMOTE(random_state=42)),</text:p>
            <text:p>                                       ('mlp', MLPClassifier())]),</text:p>
            <text:p>             n_jobs=1,</text:p>
            <text:p>             param_grid={'feature_selection__n_features_to_select': [25, 50],</text:p>
            <text:p>                         'knnimputer__n_neighbors': [3, 5],</text:p>
            <text:p>                         'mlp__alpha': [0.001, 0.01],</text:p>
            <text:p>                         'mlp__hidden_layer_sizes': [(64, 32), (128, 64),</text:p>
            <text:p>                                                     (256, 128, 64)],</text:p>
            <text:p>                         'mlp__learning_rate_init': [0.05, 0.1]},</text:p>
            <text:p>             scoring='f1_macro', verbose=2)</text:p>
          </table:table-cell>
          <table:table-cell office:value-type="float" office:value="0.331827059362576" calcext:value-type="float">
            <text:p>0.331827059362576</text:p>
          </table:table-cell>
          <table:table-cell office:value-type="float" office:value="0.437049179655032" calcext:value-type="float">
            <text:p>0.437049179655032</text:p>
          </table:table-cell>
          <table:table-cell table:number-columns-repeated="16379"/>
        </table:table-row>
        <table:table-row table:style-name="ro1" table:number-rows-repeated="104857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24T05:33:03.938443732</dc:date>
    <meta:editing-duration>PT2M6S</meta:editing-duration>
    <meta:editing-cycles>1</meta:editing-cycles>
    <meta:document-statistic meta:table-count="1" meta:cell-count="20" meta:object-count="0"/>
    <meta:generator>LibreOffice/24.2.7.2$Linux_X86_64 LibreOffice_project/420$Build-2</meta:generator>
  </office:meta>
</office:document-meta>
</file>